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variable-decls>
        <text:variable-decl office:value-type="string" text:name="PatientName"/>
        <text:variable-decl office:value-type="string" text:name="StudyUI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окумент</text:p>
      <text:p text:style-name="Standard"/>
      <text:p text:style-name="Standard">ФИО:</text:p>
      <text:p text:style-name="Standard"><text:variable-set text:name="PatientName" office:value-type="string">НЕ ЗАДАНО</text:variable-set></text:p>
      <text:p text:style-name="Standard"/>
      <text:p text:style-name="P1">study UID:</text:p>
      <text:p text:style-name="Standard"><text:variable-set text:name="StudyUID" office:value-type="string">НЕ ЗАДАНО</text:variable-set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0-10-05T23:51:04.09</meta:creation-date>
    <meta:generator>OpenOffice.org/3.2$Win32 OpenOffice.org_project/320m12$Build-9483</meta:generator>
    <dc:date>2010-10-06T00:28:34.51</dc:date>
    <dc:creator>Дмитрий Деренок</dc:creator>
    <meta:editing-duration>PT00H37M31S</meta:editing-duration>
    <meta:editing-cycles>2</meta:editing-cycles>
    <meta:document-statistic meta:table-count="0" meta:image-count="0" meta:object-count="0" meta:page-count="1" meta:paragraph-count="5" meta:word-count="8" meta:character-count="40"/>
  </office:meta>
</office:document-meta>
</file>